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/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T8_2" style:family="text">
      <style:text-properties fo:font-style="normal" style:font-style-asian="normal" style:font-style-complex="normal" style:font-name="Courier New" style:font-name-asian="Courier New" style:font-name-complex="Courier New" fo:language="none" fo:language-asian="none" fo:language-complex="none"/>
    </style:style>
    <style:style style:name="T8_3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Normal"/>
    <style:style style:name="T9_1" style:family="text"/>
    <style:style style:name="T9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9_3" style:family="text"/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/>
    <style:style style:name="T11_1" style:family="text"/>
    <style:style style:name="P12" style:family="paragraph" style:parent-style-name="Normal">
      <style:paragraph-properties fo:text-align="left" fo:text-indent="-0.37cm" fo:margin-top="0.423cm" fo:margin-left="1.27cm"/>
    </style:style>
    <style:style style:name="T12_1" style:family="text"/>
    <style:style style:name="T12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2_3" style:family="text"/>
    <style:style style:name="P13" style:family="paragraph" style:parent-style-name="Normal">
      <style:paragraph-properties fo:text-align="left" fo:text-indent="-0.37cm" fo:margin-left="1.27cm"/>
    </style:style>
    <style:style style:name="T13_1" style:family="text"/>
    <style:style style:name="T13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3_3" style:family="text"/>
    <style:style style:name="P14" style:family="paragraph" style:parent-style-name="Normal">
      <style:paragraph-properties fo:text-align="left" fo:text-indent="-0.37cm" fo:margin-left="1.27cm"/>
    </style:style>
    <style:style style:name="T14_1" style:family="text"/>
    <style:style style:name="P15" style:family="paragraph" style:parent-style-name="Normal">
      <style:paragraph-properties fo:text-align="left" fo:text-indent="-0.37cm" fo:margin-left="1.27cm"/>
    </style:style>
    <style:style style:name="T15_1" style:family="text"/>
    <style:style style:name="T1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" style:family="text"/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text-align="left" fo:text-indent="-0.37cm" fo:margin-top="0.423cm" fo:margin-left="1.27cm"/>
    </style:style>
    <style:style style:name="P18" style:family="paragraph" style:parent-style-name="Normal">
      <style:paragraph-properties fo:text-align="left" fo:text-indent="-0.43cm" fo:margin-top="0.423cm" fo:margin-bottom="0.423cm" fo:margin-left="2.54cm"/>
    </style:style>
    <style:style style:name="T18_1" style:family="text"/>
    <style:style style:name="T18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8_3" style:family="text"/>
    <style:style style:name="P19" style:family="paragraph" style:parent-style-name="Normal"/>
    <style:style style:name="T19_1" style:family="text"/>
    <style:style style:name="P20" style:family="paragraph" style:parent-style-name="Normal">
      <style:paragraph-properties fo:text-align="left" fo:text-indent="-0.37cm" fo:margin-top="0.423cm" fo:margin-left="1.27cm"/>
    </style:style>
    <style:style style:name="P21" style:family="paragraph" style:parent-style-name="Normal">
      <style:paragraph-properties fo:text-align="left" fo:text-indent="-0.43cm" fo:margin-top="0.423cm" fo:margin-bottom="0.423cm" fo:margin-left="2.54cm"/>
    </style:style>
    <style:style style:name="T21_1" style:family="text"/>
    <style:style style:name="T21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1_3" style:family="text"/>
    <style:style style:name="P22" style:family="paragraph" style:parent-style-name="Normal"/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  <style:style style:name="P23" style:family="paragraph" style:parent-style-name="Normal">
      <style:paragraph-properties fo:text-align="left" fo:text-indent="-0.37cm" fo:margin-top="0.423cm" fo:margin-bottom="0.423cm" fo:margin-left="1.27cm"/>
    </style:style>
    <style:style style:name="T23_1" style:family="text"/>
    <style:style style:name="P24" style:family="paragraph" style:parent-style-name="Normal"/>
    <style:style style:name="T24_1" style:family="text"/>
    <style:style style:name="P25" style:family="paragraph" style:parent-style-name="Normal">
      <style:paragraph-properties fo:text-align="left" fo:text-indent="-0.37cm" fo:margin-top="0.423cm" fo:margin-bottom="0.423cm" fo:margin-left="1.27cm"/>
    </style:style>
    <style:style style:name="T25_1" style:family="text"/>
    <style:style style:name="T2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5_3" style:family="text"/>
    <style:style style:name="P26" style:family="paragraph" style:parent-style-name="Normal"/>
    <style:style style:name="T26_1" style:family="text"/>
    <style:style style:name="P27" style:family="paragraph" style:parent-style-name="Heading_20_3">
      <style:paragraph-properties fo:margin-top="0.496cm" fo:margin-bottom="0.496cm"/>
    </style:style>
    <style:style style:name="T2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8" style:family="paragraph" style:parent-style-name="Normal"/>
    <style:style style:name="T28_1" style:family="text"/>
    <style:style style:name="T28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3" style:family="text"/>
    <style:style style:name="T28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5" style:family="text"/>
    <style:style style:name="P29" style:family="paragraph" style:parent-style-name="Heading_20_2">
      <style:paragraph-properties fo:margin-top="0.527cm" fo:margin-bottom="0.527cm"/>
    </style:style>
    <style:style style:name="T2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0" style:family="paragraph" style:parent-style-name="Normal"/>
    <style:style style:name="T30_1" style:family="text"/>
    <style:style style:name="T30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0_3" style:family="text"/>
  </office:automatic-styles>
  <office:body>
    <office:text>
      <text:h text:style-name="P1" text:outline-level="1"><text:span text:style-name="T1_1">Starting<text:s/>to<text:s/>Secure<text:s/>MySQL<text:s/>(Part<text:s/>1<text:s/>-<text:s/>mysql_secure_installation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09-21<text:s/>01:40:1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Databases<text:s/>should<text:s/>always<text:s/>secured,<text:s/>regardless<text:s/>of<text:s/>the<text:s/>environment.<text:s/>However,<text:s/>database<text:s/>security<text:s/>is<text:s/></text:span><text:span text:style-name="T7_2">particularly</text:span><text:span text:style-name="T7_3"><text:s/>important<text:s/>for<text:s/>web-facing<text:s/>applications.<text:s/>MySQL<text:s/>is<text:s/>a<text:s/>very<text:s/>popular<text:s/>database<text:s/>especially<text:s/>for<text:s/>web<text:s/>development,<text:s/>as<text:s/>a<text:s/>part<text:s/>of<text:s/>the<text:s/>LAMP<text:s/>(Linux-Apache-MySQL-PHP)<text:s/>stack.<text:s/>Database<text:s/>security<text:s/>can<text:s/>be<text:s/>a<text:s/>complex<text:s/>topic,<text:s/>but<text:s/>there<text:s/>are<text:s/>a<text:s/>few<text:s/>basic<text:s/>security<text:s/>measures<text:s/>everyone<text:s/>can<text:s/>and<text:s/>should<text:s/>use<text:s/>when<text:s/>building<text:s/>applications<text:s/>that<text:s/>use<text:s/>MySQL.<text:s/></text:span></text:p>
      <text:h text:style-name="P8" text:outline-level="2"><text:span text:style-name="T8_1">The<text:s/></text:span><text:span text:style-name="T8_2">mysql_secure_installation</text:span><text:span text:style-name="T8_3"><text:s/>script</text:span></text:h>
      <text:p text:style-name="P9"><text:span text:style-name="T9_1">Fortunately,<text:s/>the<text:s/>developers<text:s/>of<text:s/>MySQL<text:s/>wanted<text:s/>to<text:s/>make<text:s/>security<text:s/>accessible.<text:s/>They've<text:s/>added<text:s/>a<text:s/>great<text:s/>security<text:s/>script<text:s/>to<text:s/>the<text:s/>package<text:s/>called<text:s/></text:span><text:span text:style-name="T9_2">mysql_secure_installation</text:span><text:span text:style-name="T9_3">.<text:s/>This<text:s/>script<text:s/>allows<text:s/>the<text:s/>user<text:s/>to<text:s/>quickly<text:s/>attack<text:s/>some<text:s/>basic<text:s/>security<text:s/>flaws<text:s/>in<text:s/>the<text:s/>default<text:s/>MySQL<text:s/>installation.<text:s/></text:span></text:p>
      <text:h text:style-name="P10" text:outline-level="3"><text:span text:style-name="T10_1">What<text:s/>it<text:s/>does</text:span></text:h>
      <text:p text:style-name="P11"><text:span text:style-name="T11_1">This<text:s/>script<text:s/>addresses<text:s/>several<text:s/>issues<text:s/>with<text:s/>the<text:s/>default<text:s/>installation:<text:s/></text:span></text:p>
      <text:list text:style-name="LS1" xml:id="list0">
        <text:list-item>
          <text:p text:style-name="P12"><text:span text:style-name="T12_1">Sets<text:s/>a<text:s/>password<text:s/>for<text:s/>the<text:s/></text:span><text:span text:style-name="T12_2">root</text:span><text:span text:style-name="T12_3"><text:s/>user</text:span></text:p>
        </text:list-item>
        <text:list-item>
          <text:p text:style-name="P13"><text:span text:style-name="T13_1">Disallows<text:s/></text:span><text:span text:style-name="T13_2">root</text:span><text:span text:style-name="T13_3"><text:s/>login<text:s/>from<text:s/>remote<text:s/>hosts</text:span></text:p>
        </text:list-item>
        <text:list-item>
          <text:p text:style-name="P14"><text:span text:style-name="T14_1">Removes<text:s/>anonymous<text:s/>users</text:span></text:p>
        </text:list-item>
        <text:list-item>
          <text:p text:style-name="P15"><text:span text:style-name="T15_1">Removes<text:s/>the<text:s/></text:span><text:span text:style-name="T15_2">test</text:span><text:span text:style-name="T15_3"><text:s/>database</text:span></text:p>
        </text:list-item>
      </text:list>
      <text:h text:style-name="P16" text:outline-level="3"><text:span text:style-name="T16_1">Why<text:s/>these<text:s/>measures<text:s/>improve<text:s/>security</text:span></text:h>
      <text:list text:style-name="LS2" xml:id="list4">
        <text:list-item>
          <text:p text:style-name="P17"/>
          <text:list>
            <text:list-item>
              <text:p text:style-name="P18"><text:span text:style-name="T18_1">Sets<text:s/>a<text:s/>password<text:s/>for<text:s/>the<text:s/></text:span><text:span text:style-name="T18_2">root</text:span><text:span text:style-name="T18_3"><text:s/>user</text:span></text:p>
            </text:list-item>
          </text:list>
        </text:list-item>
      </text:list>
      <text:p text:style-name="P19"><text:span text:style-name="T19_1">For<text:s/>any<text:s/>system<text:s/>with<text:s/>an<text:s/>"administrative"<text:s/>user,<text:s/>it<text:s/>is<text:s/>paramount<text:s/>that<text:s/>not<text:s/>just<text:s/>anyone<text:s/>can<text:s/>access<text:s/>that<text:s/>account<text:s/>and<text:s/>the<text:s/>privileges<text:s/>associated<text:s/>with<text:s/>it.<text:s/>Giving<text:s/>the<text:s/>root<text:s/>user<text:s/>a<text:s/>secure<text:s/>password<text:s/>prevents<text:s/>an<text:s/>unauthorized<text:s/>person<text:s/>from<text:s/>modifying<text:s/>databases,<text:s/>users,<text:s/>or<text:s/>user<text:s/>privileges<text:s/></text:span></text:p>
      <text:list text:style-name="LS3" xml:id="list6">
        <text:list-item>
          <text:p text:style-name="P20"/>
          <text:list>
            <text:list-item>
              <text:p text:style-name="P21"><text:span text:style-name="T21_1">Disallows<text:s/></text:span><text:span text:style-name="T21_2">root</text:span><text:span text:style-name="T21_3"><text:s/>login<text:s/>from<text:s/>remote<text:s/>hosts</text:span></text:p>
            </text:list-item>
          </text:list>
        </text:list-item>
      </text:list>
      <text:p text:style-name="P22"><text:span text:style-name="T22_1">Similar<text:s/>to<text:s/>setting<text:s/>a<text:s/>secure<text:s/>password<text:s/>for<text:s/>root,<text:s/>preventing<text:s/>root<text:s/>login<text:s/>from<text:s/>remote<text:s/>hosts<text:s/>is<text:s/>an<text:s/>extra<text:s/>measure<text:s/>that<text:s/>prevents<text:s/>an<text:s/>unauthorized<text:s/>user<text:s/>from<text:s/>having<text:s/>access<text:s/>to<text:s/>do<text:s/></text:span><text:span text:style-name="T22_2">anything<text:s/>they<text:s/>want</text:span><text:span text:style-name="T22_3"><text:s/>to<text:s/>your<text:s/>database<text:s/>installation.<text:s/></text:span></text:p>
      <text:list text:style-name="LS4" xml:id="list8">
        <text:list-item>
          <text:p text:style-name="P23"><text:span text:style-name="T23_1">Removes<text:s/>anonymous<text:s/>users</text:span></text:p>
        </text:list-item>
      </text:list>
      <text:p text:style-name="P24"><text:span text:style-name="T24_1">By<text:s/>default,<text:s/>MySQL<text:s/>allows<text:s/>anyone<text:s/>without<text:s/>a<text:s/>user<text:s/>account<text:s/>to<text:s/>connect<text:s/>to<text:s/>the<text:s/>database<text:s/>engine<text:s/>for<text:s/>testing<text:s/>purposes.<text:s/>This<text:s/>is<text:s/>undesirable<text:s/>because<text:s/>even<text:s/>though<text:s/>anonymous<text:s/>users<text:s/>may<text:s/>not<text:s/>have<text:s/>the<text:s/>same<text:s/>privileges<text:s/>as<text:s/>root,<text:s/>it<text:s/>could<text:s/>allow<text:s/>an<text:s/>unauthorized<text:s/>user<text:s/>to<text:s/>snoop<text:s/>around<text:s/>your<text:s/>MySQL<text:s/>installation<text:s/>and<text:s/>see<text:s/>how<text:s/>databases<text:s/>are<text:s/>defined,<text:s/>what<text:s/>users<text:s/>are<text:s/>available,<text:s/>etc.<text:s/>Removing<text:s/>anonymous<text:s/>users<text:s/>means<text:s/>that<text:s/>only<text:s/>an<text:s/>authorized<text:s/>user<text:s/>with<text:s/>a<text:s/>password<text:s/>can<text:s/>connect<text:s/>to<text:s/>MySQL.<text:s/></text:span></text:p>
      <text:list text:style-name="LS5" xml:id="list9">
        <text:list-item>
          <text:p text:style-name="P25"><text:span text:style-name="T25_1">Removes<text:s/>the<text:s/></text:span><text:span text:style-name="T25_2">test</text:span><text:span text:style-name="T25_3"><text:s/>database</text:span></text:p>
        </text:list-item>
      </text:list>
      <text:p text:style-name="P26"><text:span text:style-name="T26_1">Another<text:s/>default<text:s/>feature<text:s/>of<text:s/>MySQL<text:s/>is<text:s/>a<text:s/>test<text:s/>database<text:s/>that<text:s/>anyone<text:s/>can<text:s/>connect<text:s/>to.<text:s/>Since<text:s/>anyone<text:s/>can<text:s/>connect<text:s/>to<text:s/>the<text:s/>database,<text:s/>this<text:s/>gives<text:s/>an<text:s/>attacker<text:s/>a<text:s/>starting<text:s/>point<text:s/>for<text:s/>access<text:s/>to<text:s/>your<text:s/>database<text:s/>if<text:s/>there<text:s/>are<text:s/>any<text:s/>vulnerabilities.<text:s/>We<text:s/>don't<text:s/>want<text:s/>any<text:s/>databases<text:s/>that<text:s/>allow<text:s/>unauthorized<text:s/>users<text:s/>to<text:s/>connect.<text:s/></text:span></text:p>
      <text:h text:style-name="P27" text:outline-level="3"><text:span text:style-name="T27_1">How<text:s/>to<text:s/>use<text:s/>this<text:s/>feature</text:span></text:h>
      <text:p text:style-name="P28"><text:span text:style-name="T28_1">Since<text:s/>this<text:s/>application<text:s/>comes<text:s/>bundled<text:s/>with<text:s/>MySQL,<text:s/>it<text:s/>is<text:s/>fairly<text:s/>straightforward<text:s/>to<text:s/>run.<text:s/>At<text:s/>a<text:s/>terminal<text:s/>window,<text:s/>execute<text:s/></text:span><text:span text:style-name="T28_2">mysql_secure_installtion</text:span><text:span text:style-name="T28_3">.<text:s/>You'll<text:s/>see<text:s/>several<text:s/>prompts<text:s/>for<text:s/>each<text:s/>security<text:s/>enhancement:<text:s/></text:span><text:span text:style-name="T28_4">Change<text:s/>the<text:s/>root<text:s/>password?<text:s/>[Y/n]<text:s/>Remove<text:s/>anonymous<text:s/>users?<text:s/>[Y/n]<text:s/>Disallow<text:s/>root<text:s/>login<text:s/>remotely?<text:s/>[Y/n]<text:s/>Remove<text:s/>test<text:s/>database<text:s/>and<text:s/>access<text:s/>to<text:s/>it?<text:s/>[Y/n]<text:s/>Reload<text:s/>privilege<text:s/>tables<text:s/>now?<text:s/>[Y/n]</text:span><text:span text:style-name="T28_5"><text:s/>The<text:s/>last<text:s/>item<text:s/>ensures<text:s/>that<text:s/>the<text:s/>changes<text:s/>made<text:s/>by<text:s/>the<text:s/>script<text:s/>take<text:s/>effect<text:s/>immediately.<text:s/>It<text:s/>is<text:s/>best<text:s/>practice<text:s/>to<text:s/>answer<text:s/>Y<text:s/>(yes)<text:s/>to<text:s/>all<text:s/>of<text:s/>the<text:s/>prompts!<text:s/></text:span></text:p>
      <text:h text:style-name="P29" text:outline-level="2"><text:span text:style-name="T29_1">Next<text:s/>Steps</text:span></text:h>
      <text:p text:style-name="P30"><text:span text:style-name="T30_1">All<text:s/>of<text:s/>the<text:s/>features<text:s/>provided<text:s/>by<text:s/></text:span><text:span text:style-name="T30_2">mysql_secure_installation</text:span><text:span text:style-name="T30_3"><text:s/>are<text:s/>a<text:s/>great<text:s/>starting<text:s/>point<text:s/>for<text:s/>securing<text:s/>your<text:s/>MySQL<text:s/>installations.<text:s/>In<text:s/>another<text:s/>blog,<text:s/>I'll<text:s/>address<text:s/>how<text:s/>to<text:s/>set<text:s/>user<text:s/>privileges<text:s/>for<text:s/>your<text:s/>database<text:s/>following<text:s/>the<text:s/>"Principle<text:s/>of<text:s/>Least<text:s/>Privilege"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/>
    </style:style>
    <style:style style:name="List4Level1" style:family="text">
      <style:text-properties style:font-name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/>
    </style:style>
    <style:style style:name="List4Level8" style:family="text">
      <style:text-properties style:font-name="Wingdings"/>
    </style:style>
    <text:list-style style:name="LS4">
      <text:list-level-style-bullet text:bullet-char="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Starting to Secure MySQL (Part 1 - mysql_secure_installation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